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2" style:family="text" style:parent-style-name="Strong_20_Emphasis">
      <style:text-properties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text:span text:style-name="T2">Company Business Plan</text:span></text:p>
      <text:p text:style-name="Text_20_Body_20_Single"><text:span text:style-name="T2"/></text:p>
      <text:p text:style-name="Text_20_Body_20_Single"><text:span text:style-name="Strong_20_Emphasis">Overview</text:span></text:p>
      <text:p text:style-name="Text_20_Body_20_Single">Lorem ipsum dolor sit amet, consectetuer adipiscing elit. Praesent viverra mauris sit amet lacus. Quisque venenatis nisi ac lacus. Praesent at nisl sit amet enim tristique ultricies. Cras leo. Cras pharetra neque sed augue. Lorem ipsum dolor sit amet, belle consectetuer adipiscing elit. Aliquam non quam sed ligula aliquam euismod. Nunc feugiat, augue semper cursus molestie, lacus odio vulputate turpis, ut cursus</text:p>
      <text:p text:style-name="Text_20_Body_20_Single"><text:span text:style-name="Strong_20_Emphasis">Projected Improvements</text:span></text:p>
      <text:p text:style-name="Text_20_Body_20_Single">Lorem ipsum dolor sit amet, consectetuer adipiscing elit. Praesent viverra mauris sit amet lacus. Quisque venenatis nisi ac lacus. Praesent at nisl sit amet enim tristique ultricies. Cras leo. Cras pharetra neque sed augue. Lorem ipsum dolor sit amet, belle consectetuer adipiscing elit. Aliquam non quam sed ligula aliquam euismod. Nunc feugiat, augue semper cursus molestie, lacus odio vulputate turpis, ut cursus.</text:p>
      <text:p text:style-name="Text_20_Body_20_Single">Lorem ipsum dolor sit amet, consectetuer adipiscing elit. Praesent viverra mauris sit amet lacus. Quisque venenatis nisi ac lacus. Praesent at nisl sit amet enim tristique ultricies. Cras leo. Cras pharetra neque sed augue. Lorem ipsum dolor sit amet, belle consectetuer adipiscing elit. Aliquam non quam sed ligula aliquam euismod. Nunc feugiat, augue semper cursus molestie, lacus odio vulputate turpis, ut cursus.</text:p>
      <text:p text:style-name="Text_20_Body_20_Single"><text:span text:style-name="Strong_20_Emphasis">Competitive Analysis</text:span></text:p>
      <text:p text:style-name="Text_20_Body_20_Single">Lorem ipsum dolor sit amet, consectetuer adipiscing elit. Praesent viverra mauris sit amet lacus. Quisque venenatis nisi ac lacus. Praesent at nisl sit amet enim tristique ultricies. Cras leo. Cras pharetra neque sed augue. Lorem ipsum dolor sit amet, belle consectetuer adipiscing elit. Aliquam non quam sed ligula aliquam euismod. Nunc feugiat, augue semper cursus molestie, lacus odio vulputate turpis, ut cursus.</text:p>
      <text:p text:style-name="Text_20_Body_20_Single">Lorem ipsum dolor sit amet, consectetuer adipiscing elit. Praesent viverra mauris sit amet lacus. Quisque venenatis nisi ac lacus. Praesent at nisl sit amet enim tristique ultricies. Cras leo. Cras pharetra neque sed augue. Lorem ipsum dolor sit amet, belle consectetuer adipiscing elit. Aliquam non quam sed ligula aliquam euismod. Nunc feugiat, augue semper cursus molestie, lacus odio vulputate turpis, ut cursus.</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none" style:country-complex="none" fo:hyphenate="false" fo:hyphenation-remain-char-count="2" fo:hyphenation-push-char-count="2"/>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宋体" style:font-size-asian="14pt" style:font-name-complex="Tahoma" style:font-size-complex="14pt"/>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Ricky Gao</meta:initial-creator>
    <meta:creation-date>2010-01-11T12:34:17</meta:creation-date>
    <dc:creator>ricky</dc:creator>
    <dc:date>2010-03-10T19:41:04</dc:date>
    <dc:language>en-US</dc:language>
    <meta:editing-cycles>4</meta:editing-cycles>
    <meta:editing-duration>PT2M32S</meta:editing-duration>
    <meta:user-defined meta:name="Info 1"/>
    <meta:user-defined meta:name="Info 2"/>
    <meta:user-defined meta:name="Info 3"/>
    <meta:user-defined meta:name="Info 4"/>
    <meta:document-statistic meta:table-count="0" meta:image-count="0" meta:object-count="0" meta:page-count="1" meta:paragraph-count="11" meta:word-count="318" meta:character-count="2150"/>
  </office:meta>
</office:document-meta>
</file>